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2323dc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1" style:family="paragraph" style:parent-style-name="Standard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style:font-name="Times New Roman" fo:font-size="10pt" style:font-size-asian="10pt" style:font-size-complex="10pt"/>
    </style:style>
    <style:style style:name="P23" style:family="paragraph" style:parent-style-name="Standard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>
        <style:tab-stops>
          <style:tab-stop style:position="1.0138in"/>
        </style:tab-stops>
      </style:paragraph-properties>
    </style:style>
    <style:style style:name="P2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7" style:family="paragraph" style:parent-style-name="Text_20_body">
      <style:text-properties style:font-name="Times New Roman"/>
    </style:style>
    <style:style style:name="P28" style:family="paragraph" style:parent-style-name="Text_20_body">
      <style:paragraph-properties fo:text-align="center" style:justify-single-word="false"/>
      <style:text-properties style:font-name="Times New Roman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39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40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41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4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6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47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8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9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0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2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3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4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55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fo:color="#000000"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5071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57" style:family="paragraph" style:parent-style-name="Standard" style:list-style-name="WW8Num7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9" style:family="paragraph" style:parent-style-name="Standard" style:list-style-name="L2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60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1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62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3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64" style:family="paragraph" style:parent-style-name="Standard" style:list-style-name="L4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5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6" style:family="paragraph" style:parent-style-name="Standard" style:list-style-name="L4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7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8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69" style:family="paragraph" style:parent-style-name="Standard" style:list-style-name="L2">
      <style:paragraph-properties fo:margin-left="0.7398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70" style:family="paragraph" style:parent-style-name="Standard" style:list-style-name="L6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1" style:family="paragraph" style:parent-style-name="Standard" style:list-style-name="L7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72" style:family="paragraph" style:parent-style-name="Standard" style:list-style-name="L8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3" style:family="paragraph" style:parent-style-name="Standard" style:list-style-name="L9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4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5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6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7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8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79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0" style:family="paragraph" style:parent-style-name="Text_20_body" style:list-style-name="WW8Num7"/>
    <style:style style:name="P81" style:family="paragraph" style:parent-style-name="Text_20_body" style:list-style-name="WW8Num7">
      <style:text-properties style:font-name="Times New Roman" fo:font-size="10pt" style:font-size-asian="10pt" style:font-size-complex="10pt"/>
    </style:style>
    <style:style style:name="P82" style:family="paragraph" style:parent-style-name="Text_20_body" style:list-style-name="WW8Num7">
      <style:text-properties style:font-name="Times New Roman"/>
    </style:style>
    <style:style style:name="P83" style:family="paragraph" style:parent-style-name="Text_20_body" style:list-style-name="WW8Num7"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84" style:family="paragraph" style:parent-style-name="Text_20_body" style:list-style-name="WW8Num7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85" style:family="paragraph" style:parent-style-name="Text_20_body" style:list-style-name="WW8Num7">
      <style:text-properties fo:color="#000000" style:font-name="Times New Roman" fo:font-size="10pt" fo:language="pt" fo:country="BR" style:letter-kerning="true" style:font-name-asian="Times New Roman" style:font-size-asian="10pt" style:language-asian="zh" style:country-asian="CN" style:font-name-complex="Tahoma3" style:font-size-complex="10pt"/>
    </style:style>
    <style:style style:name="P86" style:family="paragraph" style:parent-style-name="Text_20_body" style:list-style-name="WW8Num7">
      <style:text-properties fo:color="#000000"/>
    </style:style>
    <style:style style:name="P87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88" style:family="paragraph" style:parent-style-name="Heading_20_1">
      <style:text-properties style:font-name="Times New Roman"/>
    </style:style>
    <style:style style:name="P89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90" style:family="paragraph" style:parent-style-name="Heading_20_2">
      <style:text-properties fo:color="#000000" style:font-name="Times New Roman"/>
    </style:style>
    <style:style style:name="P91" style:family="paragraph" style:parent-style-name="Heading_20_2">
      <style:text-properties style:font-name="Times New Roman"/>
    </style:style>
    <style:style style:name="P92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93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P94" style:family="paragraph" style:parent-style-name="Heading_20_2" style:list-style-name="L2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95" style:family="paragraph" style:parent-style-name="Heading_20_2" style:list-style-name="L1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style:font-name-asian="Tahoma3" style:font-size-asian="10pt" style:font-name-complex="Tahoma3" style:font-size-complex="10pt"/>
    </style:style>
    <style:style style:name="T11" style:family="text">
      <style:text-properties style:use-window-font-color="true" style:font-name-asian="Tahoma3" style:font-name-complex="Tahoma3"/>
    </style:style>
    <style:style style:name="T12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3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4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5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16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000000" style:font-name="Times New Roman" fo:font-size="10pt" style:font-size-asian="10pt" style:font-size-complex="10pt"/>
    </style:style>
    <style:style style:name="T18" style:family="text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text-line-through-style="none" style:text-underline-style="none" style:font-name-asian="Wingdings 2" style:font-name-complex="Wingdings 2"/>
    </style:style>
    <style:style style:name="T20" style:family="text">
      <style:text-properties fo:color="#000000" style:text-line-through-style="none" style:text-underline-style="none" style:font-name-asian="Verdana1" style:font-name-complex="Verdana1"/>
    </style:style>
    <style:style style:name="T21" style:family="text">
      <style:text-properties fo:color="#000000" style:text-line-through-style="none" style:text-underline-style="solid" style:text-underline-width="auto" style:text-underline-color="font-color" style:font-name-asian="Verdana1" style:font-name-complex="Verdana1"/>
    </style:style>
    <style:style style:name="T22" style:family="text"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23" style:family="text">
      <style:text-properties fo:color="#000000" style:font-size-asian="8.75pt"/>
    </style:style>
    <style:style style:name="T24" style:family="text">
      <style:text-properties fo:color="#000000" style:language-complex="ar" style:country-complex="SA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style:font-name-asian="Tahoma3" style:font-weight-asian="normal" style:font-name-complex="Tahoma3" style:font-weight-complex="normal"/>
    </style:style>
    <style:style style:name="T27" style:family="text">
      <style:text-properties style:font-name-asian="OpenSymbol" style:font-name-complex="OpenSymbo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language-complex="ar" style:country-complex="SA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Memória Virtual<text:line-break/>Caso de Uso: Cadastrar Bem Patrimonial</text:p>
      <text:p text:style-name="P28"/>
      <text:h text:style-name="P88" text:outline-level="1">Breve Descrição</text:h>
      <text:p text:style-name="P27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P88" text:outline-level="1">Breve Descrição dos Atores</text:h>
      <text:h text:style-name="P90" text:outline-level="2" text:is-list-header="true"><text:span text:style-name="T25">Catalogador</text:span> – <text:span text:style-name="T25">Cadastra, Edita e Exclui Bens Patrimoniais do sistema</text:span></text:h>
      <text:h text:style-name="P88" text:outline-level="1">Pré-condições</text:h>
      <text:p text:style-name="P27">O usuário estar logado no sistema</text:p>
      <text:h text:style-name="P88" text:outline-level="1">Fluxo Básico de eventos</text:h>
      <text:list xml:id="list652304046" text:style-name="WW8Num7">
        <text:list-item>
          <text:p text:style-name="P80"><text:span text:style-name="T3">O caso de uso começa quando o catalogador </text:span><text:span text:style-name="T5">seleciona a opção “Cadastrar Bem Patrimonial” e o sistema exibe uma tela com os seguintes campos <text:s/>e opções:</text:span></text:p>
          <text:p text:style-name="P81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    <text:p text:style-name="P83">- Informações Gerais do Bem Patrimonial</text:p>
          <text:p text:style-name="P83">- Autoria</text:p>
          <text:p text:style-name="P86"><text:span text:style-name="T6">-</text:span><text:span text:style-name="T6"> </text:span><text:span text:style-name="T6">Produção</text:span></text:p>
          <text:p text:style-name="P83">- Descrição</text:p>
          <text:p text:style-name="P84">- Audiovisual</text:p>
          <text:p text:style-name="P86"><text:span text:style-name="T6">- Diagnóstico e</text:span><text:span text:style-name="T6"> </text:span><text:span text:style-name="T6">Intervenção</text:span></text:p>
          <text:p text:style-name="P86"><text:span text:style-name="T6">-</text:span><text:span text:style-name="T10"> Condições de disponibilidade, uso e proteção</text:span></text:p>
          <text:p text:style-name="P84">- Histórico da Procedência</text:p>
          <text:p text:style-name="P84">- Assunto e Descritores</text:p>
          <text:p text:style-name="P84">- Fonte de Informação</text:p>
          <text:p text:style-name="P84">- Responsável pela Pesquisa</text:p>
          <text:p text:style-name="P84">- Relacionar com Bem Patrimonial existente </text:p>
          <text:p text:style-name="P85">- campo “Revisado” do tipo “checkbox”. Esse campo deve ser marcado caso o bem patrimoninal esteja revisado e disponível para visualização.</text:p>
          <text:p text:style-name="P80"><text:soft-page-break/><text:span text:style-name="T13">Estes Campos – exceto o “Instituição”, que é uma lista – devem ser implementados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4">Seção I</text:span><text:span text:style-name="T13"> deste documento.</text:span></text:p>
          <text:p text:style-name="P57">A opção de relacionar este Bem Patrimonial com outros, <text:s/>no caso em que ela é selecionada é tratada no Fluxo Alternativo 4</text:p>
          <text:p text:style-name="P57"/>
        </text:list-item>
        <text:list-item>
          <text:p text:style-name="P80"><text:span text:style-name="T3">Após preencher todos </text:span><text:span text:style-name="T9">os dados desejados, o usuário confirma a operação, selecionando a opção “Salvar”.</text:span></text:p>
        </text:list-item>
        <text:list-item>
          <text:p text:style-name="P80"><text:span text:style-name="T3">O sistema Salva o registro e exibe mensagem </text:span><text:span text:style-name="T9">“Bem Patrimonial cadastrado com sucesso”</text:span></text:p>
        </text:list-item>
        <text:list-item>
          <text:p text:style-name="P82">O caso de uso termina.</text:p>
        </text:list-item>
      </text:list>
      <text:h text:style-name="P88" text:outline-level="1">Fluxos Alternativos</text:h>
      <text:h text:style-name="P92" text:outline-level="2" text:is-list-header="true">Fluxo Alternativo 1</text:h>
      <text:p text:style-name="P30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32"/>
      <text:list xml:id="list18613635152" text:style-name="L1">
        <text:list-item>
          <text:list>
            <text:list-header>
              <text:h text:style-name="P93" text:outline-level="2">Fluxo Alternativo 2</text:h>
            </text:list-header>
          </text:list>
        </text:list-item>
      </text:list>
      <text:p text:style-name="P29"><text:tab/><text:span text:style-name="T16">Se no passo 2 do Fluxo Básico o catalogador clica em "Salvar” sem ter preenchido ou selecionado </text:span><text:span text:style-name="Fonte_20_parág._20_padrão"><text:span text:style-name="T16">todos os campos obrigatórios</text:span></text:span><text:span text:style-name="Fonte_20_parág._20_padrão"><text:span text:style-name="T17">, então:</text:span></text:span></text:p>
      <text:p text:style-name="P54"><text:s/>1. <text:tab/> O sistema exibe a mensagem:</text:p>
      <text:p text:style-name="P55">a. “O campo &lt;nome do campo&gt; não foi preenchido”;</text:p>
      <text:list xml:id="list7360780891" text:style-name="L2">
        <text:list-item>
          <text:p text:style-name="P69">O caso de uso retorna ao passo 1 do fluxo básico.</text:p>
          <text:p text:style-name="P69"/>
          <text:list>
            <text:list-header>
              <text:h text:style-name="P94" text:outline-level="2">Fluxo Alternativo 3</text:h>
            </text:list-header>
          </text:list>
        </text:list-item>
      </text:list>
      <text:p text:style-name="P29"><text:span text:style-name="T18"><text:tab/></text:span><text:span text:style-name="T16">Se no passo 2 do Fluxo Básico o catalogador clicar em “Salvar” tendo inserido um número de registro já existente para aquela instituição, então:</text:span></text:p>
      <text:p text:style-name="P33"><text:tab/>1. O sistema exibe mensagem:</text:p>
      <text:p text:style-name="P33"><text:tab/><text:tab/>a. “Número de Registro já Cadastrado” </text:p>
      <text:p text:style-name="P33"/>
      <text:p text:style-name="P33"><text:tab/>2. O caso de uso retorna ao passo 1 do fluxo básico.</text:p>
      <text:p text:style-name="P33"/>
      <text:list xml:id="list1539418201" text:continue-list="list18613635152" text:style-name="L1">
        <text:list-item>
          <text:list>
            <text:list-header>
              <text:h text:style-name="P95" text:outline-level="2">Fluxo Alternativo 4 </text:h>
            </text:list-header>
          </text:list>
        </text:list-item>
      </text:list>
      <text:p text:style-name="P29"><text:span text:style-name="T18"><text:tab/></text:span><text:span text:style-name="T16">Caso o usuário selecione “ </text:span><text:span text:style-name="T15">Relacionar com Bem Patrimonial existente” o sistema deve exibir:</text:span></text:p>
      <text:p text:style-name="P34"><text:tab/><text:tab/>- campo título: <text:s/>Campo em ordem alfabética, auto-completável, com a lista de possíveis sugestões para o título que está sendo inserido.</text:p>
      <text:p text:style-name="P34"><text:tab/><text:tab/>- opção para relacionar o Bem Patrimonial com outros Bens: Esta opção pode ser selecionada quantas vezes for necessária, e, a cada vez, adicionando um novo campo título.</text:p>
      <text:p text:style-name="P34"><text:tab/><text:tab/>-opção “Salvar” para salvar a alteração.</text:p>
      <text:p text:style-name="P34"/>
      <text:list xml:id="list1969476082" text:continue-list="list7360780891" text:style-name="L2">
        <text:list-item>
          <text:list>
            <text:list-header>
              <text:h text:style-name="P94" text:outline-level="2">Fluxo Alternativo 5</text:h>
            </text:list-header>
          </text:list>
          <text:p text:style-name="P59">Se no passo 2 do Fluxo Básico o catalogador inseriu mais de um título para o bem patrimonial e clicar em “Salvar” e algum dos títulos inseridos seja igual a outro já inserido para o mesmo bem patrimonial , então:</text:p>
          <text:p text:style-name="P59">1. O sistema exibe mensagem:</text:p>
          <text:p text:style-name="P59"><text:tab/><text:tab/>a. “Não são permitidos títulos repetidos” </text:p>
          <text:p text:style-name="P59">2. O caso de uso retorna ao passo 1 do fluxo básico.</text:p>
        </text:list-item>
      </text:list>
      <text:p text:style-name="P21"><text:soft-page-break/></text:p>
      <text:p text:style-name="P23">Fluxo Alternativo 6</text:p>
      <text:p text:style-name="P56">Se no passo 1 do Fluxo Básico, o usuário possuir nível de catalogador ou inferior, e a Instituição necessite de Revisão:</text:p>
      <text:p text:style-name="P56"><text:tab/>1. O campo “Revisado” deve aparecer desabilitado para marcação e com a última marcação feita pelo revisor. </text:p>
      <text:p text:style-name="P56"/>
      <text:p text:style-name="P35">Fluxo Alternativo 7</text:p>
      <text:p text:style-name="P33"><text:span text:style-name="T32"><text:tab/></text:span>Se no passo 1 do Fluxo Básico, a Instituição não precise de Revisão:</text:p>
      <text:p text:style-name="P33"><text:tab/><text:tab/>1. O campo “Revisado” deve aparecer desabilitado para marcação e checado como revisado.</text:p>
      <text:p text:style-name="P56"/>
      <text:h text:style-name="P88" text:outline-level="1">Pós-condições</text:h>
      <text:list xml:id="list15424298551" text:style-name="L3">
        <text:list-item>
          <text:list>
            <text:list-item>
              <text:p text:style-name="P63">Fluxo Básico: Um novo bem patrimonial está cadastrado no banco de dados do sistema.</text:p>
            </text:list-item>
            <text:list-item>
              <text:p text:style-name="P63">Fluxo Alternativo 1: Não há mudanças no banco de dados do sistema.</text:p>
            </text:list-item>
            <text:list-item>
              <text:p text:style-name="P63">Fluxo Alternativo 2: O cadastro do bem patrimonial está pendente.</text:p>
            </text:list-item>
            <text:list-item>
              <text:p text:style-name="P63">Fluxo Alternativo 3: Não há mudanças no banco de dados do sistema.</text:p>
            </text:list-item>
            <text:list-item>
              <text:p text:style-name="P63">Fluxo Alternativo 4: Um novo bem patrimonial está cadastrado no banco de dados do sistema.</text:p>
            </text:list-item>
            <text:list-item>
              <text:p text:style-name="P63">Fluxo Alternativo 5: O cadastro do bem patrimonial está pendente.</text:p>
            </text:list-item>
            <text:list-item>
              <text:p text:style-name="P63">Fluxo Alternativo 6: Não há mudanças no banco de dados do sistema.</text:p>
            </text:list-item>
            <text:list-item>
              <text:p text:style-name="P63">Fluxo Alternativo 7: Não há mudanças no banco de dados do sistema.</text:p>
            </text:list-item>
          </text:list>
        </text:list-item>
      </text:list>
      <text:h text:style-name="P91" text:outline-level="2" text:is-list-header="true"/>
      <text:h text:style-name="P89" text:outline-level="1" text:is-list-header="true">Seção I</text:h>
      <text:p text:style-name="P6"><text:span text:style-name="T11">E</text:span><text:span text:style-name="T12">sta seção contém atributos componentes do Padrão de Descrição da Informação </text:span><text:span text:style-name="T26">referente à estrutura da base de dados do Sistema Memória Virtual.</text:span></text:p>
      <text:p text:style-name="P7"/>
      <text:list xml:id="list13812794441" text:style-name="L4">
        <text:list-item>
          <text:p text:style-name="P65">Informações Gerais do Bem Patrimonial</text:p>
        </text:list-item>
      </text:list>
      <text:p text:style-name="P7"/>
      <text:p text:style-name="P8"><text:tab/>1.1<text:tab/>Disponibilização para acesso externo</text:p>
      <text:p text:style-name="P8"><text:tab/><text:tab/>Tipo checkbox – Sim – Não</text:p>
      <text:p text:style-name="P8"/>
      <text:list xml:id="list1825064742" text:continue-numbering="true" text:style-name="L4">
        <text:list-item>
          <text:list>
            <text:list-header>
              <text:p text:style-name="P65">1.2<text:tab/>Natureza do Bem Patrimonial</text:p>
              <text:list>
                <text:list-header>
                  <text:p text:style-name="P66">Tipo checkbox – Imaterial – Material</text:p>
                </text:list-header>
              </text:list>
            </text:list-header>
          </text:list>
        </text:list-item>
      </text:list>
      <text:p text:style-name="P8"/>
      <text:p text:style-name="P8"><text:tab/><text:tab/>1.2.1 Natureza do Bem Imaterial</text:p>
      <text:p text:style-name="P8"/>
      <text:p text:style-name="P9"><text:tab/><text:tab/> Celebrações, Práticas Sociais, Rituais e Atos Festivos</text:p>
      <text:p text:style-name="P10"><text:tab/><text:tab/>Conhecimentos e Práticas Relacionados ao Trabalho e à Natureza</text:p>
      <text:p text:style-name="P11"><text:tab/><text:tab/> Técnicas Artesanais Tradicionais</text:p>
      <text:p text:style-name="P11"><text:tab/><text:tab/> Tradições e Expressões orais</text:p>
      <text:p text:style-name="P12"><text:tab/></text:p>
      <text:p text:style-name="P12"><text:tab/>1.2.2 Natureza do Bem Material</text:p>
      <text:p text:style-name="P11"/>
      <text:p text:style-name="P15"><text:span text:style-name="T27"><text:tab/></text:span>Arqueologico</text:p>
      <text:p text:style-name="P16"><text:span text:style-name="T27"><text:tab/></text:span>Arquivístico</text:p>
      <text:p text:style-name="P16"><text:tab/>Audiovisual</text:p>
      <text:p text:style-name="P16"><text:span text:style-name="T27"><text:tab/></text:span><text:span text:style-name="T25">Bibliográfico</text:span></text:p>
      <text:p text:style-name="P13"><text:tab/>Edificado </text:p>
      <text:p text:style-name="P16"><text:span text:style-name="T27"><text:tab/></text:span>Móvel E Integrado</text:p>
      <text:p text:style-name="P18"><text:tab/>Paisagístico</text:p>
      <text:p text:style-name="P16"><text:soft-page-break/></text:p>
      <text:list xml:id="list1861730449" text:continue-numbering="true" text:style-name="L4">
        <text:list-item>
          <text:list>
            <text:list-header>
              <text:p text:style-name="P65">1.3<text:tab/>Tipo do Bem Patrimonial </text:p>
              <text:list>
                <text:list-item>
                  <text:list>
                    <text:list-header>
                      <text:p text:style-name="P65">Constituído por lista em ordem alfabética, com as opções listadas na Natureza do Bem Patrimonial e opção e campo para “Outros”.</text:p>
                      <text:p text:style-name="P65"/>
                    </text:list-header>
                  </text:list>
                </text:list-item>
              </text:list>
              <text:p text:style-name="P65">1.4<text:tab/>Número de Registro</text:p>
              <text:list>
                <text:list-item>
                  <text:list>
                    <text:list-header>
                      <text:p text:style-name="P65">O usuário entra com um número de registro para o Bem Patrimonial. O sistema deve verificar se esse número é único dentro da Instituição.</text:p>
                      <text:p text:style-name="P65"/>
                    </text:list-header>
                  </text:list>
                </text:list-item>
              </text:list>
              <text:p text:style-name="P65">1.5<text:tab/>Título </text:p>
              <text:list>
                <text:list-item>
                  <text:list>
                    <text:list-header>
                      <text:p text:style-name="P65">- Campo Editável para o título (A lista de títulos deve possuir, obrigatoriamente, ao menos um título)</text:p>
                      <text:p text:style-name="P65">- Campo Tipo do título, como lista em ordem alfabética <text:s/>com as seguintes opções:</text:p>
                      <text:list>
                        <text:list-header>
                          <text:p text:style-name="P68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14"><text:span text:style-name="T27"><text:tab/><text:tab/><text:tab/></text:span>Equivalente</text:p>
      <text:p text:style-name="P14"><text:span text:style-name="T27"><text:tab/><text:tab/><text:tab/></text:span>Atribuído</text:p>
      <text:p text:style-name="P14"><text:span text:style-name="T27"><text:tab/><text:tab/><text:tab/></text:span>Sub-titulo</text:p>
      <text:p text:style-name="P14"><text:span text:style-name="T27"><text:tab/><text:tab/><text:tab/></text:span>Titulo anterior</text:p>
      <text:p text:style-name="P14"><text:span text:style-name="T27"><text:tab/><text:tab/><text:tab/></text:span>Titulo posterior</text:p>
      <text:p text:style-name="P14"><text:span text:style-name="T27"><text:tab/><text:tab/><text:tab/></text:span>Titulo do suplemento</text:p>
      <text:p text:style-name="P17"><text:span text:style-name="T27"><text:tab/><text:tab/><text:tab/></text:span>Titulo correlato</text:p>
      <text:p text:style-name="P17"/>
      <text:p text:style-name="P17"><text:tab/><text:tab/>-Opção para adicionar novo título:</text:p>
      <text:p text:style-name="P40"><text:tab/><text:tab/>Ao selecionar essa opção, o sistema deve repetir os mesmos campos acimas, <text:tab/><text:tab/>para que seja cadastrado um novo título, pois pode ser mais de um.</text:p>
      <text:p text:style-name="P40"><text:tab/></text:p>
      <text:p text:style-name="P40"><text:tab/>-Opção “Complemento”: <text:span text:style-name="T26">Campo Editável;</text:span></text:p>
      <text:p text:style-name="P40"/>
      <text:list xml:id="list491369028" text:continue-numbering="true" text:style-name="L4">
        <text:list-item>
          <text:list>
            <text:list-header>
              <text:p text:style-name="P58">1.6<text:tab/>Coleção, Fundo, Conjunto, Família/Espécie</text:p>
              <text:list text:continue-numbering="true">
                <text:list-header>
                  <text:p text:style-name="P58">-Campo para o nome da coleção à que pertence o item, conforme organização da instituição.</text:p>
                  <text:p text:style-name="P58"/>
                </text:list-header>
              </text:list>
              <text:p text:style-name="P65">1.7<text:tab/>Localização Física Específica</text:p>
              <text:list text:continue-numbering="true">
                <text:list-header>
                  <text:p text:style-name="P65">-Campo Editável para localização física do bem patrimonial no acervo</text:p>
                  <text:p text:style-name="P65"/>
                </text:list-header>
              </text:list>
              <text:p text:style-name="P65">1.8 <text:s/>Coordenadas Geográficas</text:p>
              <text:list text:continue-numbering="true">
                <text:list-header>
                  <text:p text:style-name="P65">-Latitude</text:p>
                  <text:list>
                    <text:list-header>
                      <text:p text:style-name="P65">No Formato XXº XX' XX”</text:p>
                    </text:list-header>
                  </text:list>
                  <text:p text:style-name="P65">-Longitude</text:p>
                  <text:list text:continue-numbering="true">
                    <text:list-header>
                      <text:p text:style-name="P65">No Formato XXº XX' XX”</text:p>
                    </text:list-header>
                  </text:list>
                </text:list-header>
              </text:list>
              <text:p text:style-name="P65"/>
            </text:list-header>
          </text:list>
        </text:list-item>
        <text:list-item>
          <text:p text:style-name="P65">Autoria</text:p>
        </text:list-item>
      </text:list>
      <text:p text:style-name="P20"/>
      <text:p text:style-name="P42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42"/>
      <text:p text:style-name="P42">-Tipo de Autoria</text:p>
      <text:p text:style-name="P42">Campo em ordem alfabética, com a lista a seguir:</text:p>
      <text:p text:style-name="P22"><text:tab/><text:tab/>(pode-se escolher uma ou mais opções) </text:p>
      <text:p text:style-name="P5"><text:tab/><text:tab/>Agência </text:p>
      <text:p text:style-name="P5"><text:soft-page-break/><text:tab/><text:tab/>Autor </text:p>
      <text:p text:style-name="P5"><text:tab/><text:tab/>Autor Institucional </text:p>
      <text:p text:style-name="P5"><text:tab/><text:tab/>Co-autor </text:p>
      <text:p text:style-name="P5"><text:tab/><text:tab/>Compilador </text:p>
      <text:p text:style-name="P5"><text:tab/><text:tab/>Coordenador </text:p>
      <text:p text:style-name="P5"><text:tab/><text:tab/>Diretor </text:p>
      <text:p text:style-name="P5"><text:tab/><text:tab/>Editor </text:p>
      <text:p text:style-name="P5"><text:tab/><text:tab/>Entidade produtora </text:p>
      <text:p text:style-name="P5"><text:tab/><text:tab/>Entrevistador </text:p>
      <text:p text:style-name="P5"><text:tab/><text:tab/>Estudio </text:p>
      <text:p text:style-name="P5"><text:tab/><text:tab/>Fabricante </text:p>
      <text:p text:style-name="P5"><text:tab/><text:tab/>Figurinista </text:p>
      <text:p text:style-name="P5"><text:tab/><text:tab/>Fotografo </text:p>
      <text:p text:style-name="P5"><text:tab/><text:tab/>Ilustrador </text:p>
      <text:p text:style-name="P5"><text:tab/><text:tab/>Palestrante </text:p>
      <text:p text:style-name="P5"><text:tab/><text:tab/>Prefaciador </text:p>
      <text:p text:style-name="P5"><text:tab/><text:tab/>Organizador </text:p>
      <text:p text:style-name="P5"><text:tab/><text:tab/>Tradutor </text:p>
      <text:p text:style-name="P41"/>
      <text:list xml:id="list5038028411" text:style-name="L5">
        <text:list-item>
          <text:list>
            <text:list-header>
              <text:p text:style-name="P67"/>
            </text:list-header>
          </text:list>
        </text:list-item>
      </text:list>
      <text:list xml:id="list373429197" text:continue-list="list491369028" text:style-name="L4">
        <text:list-item>
          <text:p text:style-name="P65">Produção</text:p>
        </text:list-item>
      </text:list>
      <text:p text:style-name="P7"/>
      <text:p text:style-name="P7"><text:tab/><text:span text:style-name="T23">Os itens abaixo devem ser do tipo campo editável, abrindo opção para escrita somente se selecionado.</text:span></text:p>
      <text:p text:style-name="P7"/>
      <text:list xml:id="list11462715951" text:style-name="L6">
        <text:list-item>
          <text:list>
            <text:list-item>
              <text:p text:style-name="P70">Local <text:tab/></text:p>
            </text:list-item>
            <text:list-item>
              <text:p text:style-name="P70">Ano</text:p>
            </text:list-item>
            <text:list-item>
              <text:p text:style-name="P70">Edição e/ou Reimpressão</text:p>
            </text:list-item>
            <text:list-item>
              <text:p text:style-name="P70">Outras Responsabilidades</text:p>
              <text:p text:style-name="P70"/>
            </text:list-item>
          </text:list>
        </text:list-item>
      </text:list>
      <text:list xml:id="list995109661" text:continue-list="list373429197" text:style-name="L4">
        <text:list-item>
          <text:p text:style-name="P65">Descrição</text:p>
        </text:list-item>
      </text:list>
      <text:p text:style-name="P7"/>
      <text:p text:style-name="P45"><text:tab/>4.1<text:tab/>Características Físicas e Técnicas Executivas</text:p>
      <text:p text:style-name="P48"><text:tab/><text:tab/>Campo editável</text:p>
      <text:p text:style-name="P48"><text:tab/><text:tab/></text:p>
      <text:p text:style-name="P48"><text:tab/><text:tab/>4.1.1 Bens Arquitetonicos</text:p>
      <text:p text:style-name="P48"><text:tab/><text:tab/></text:p>
      <text:p text:style-name="P48"><text:tab/><text:tab/><text:span text:style-name="T30">Condição Topográfica</text:span></text:p>
      <text:p text:style-name="P48"><text:tab/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8"><text:tab/><text:tab/><text:tab/>Plano</text:p>
      <text:p text:style-name="P48"><text:tab/><text:tab/></text:p>
      <text:p text:style-name="P48"><text:tab/><text:tab/><text:span text:style-name="T30">Uso</text:span></text:p>
      <text:p text:style-name="P45"><text:tab/><text:tab/><text:tab/>Lista em ordem alfabética com as opções abaixo, e com campo editável para especificar, caso a opção seja ''Outras''.</text:p>
      <text:p text:style-name="P45"><text:tab/><text:tab/><text:tab/>Ferroviário</text:p>
      <text:p text:style-name="P45"><text:tab/><text:tab/><text:tab/>Habitacional</text:p>
      <text:p text:style-name="P45"><text:tab/><text:tab/><text:tab/>Produção</text:p>
      <text:p text:style-name="P45"><text:tab/><text:tab/><text:tab/>Religiosa</text:p>
      <text:p text:style-name="P45"><text:tab/><text:tab/><text:tab/>Outras</text:p>
      <text:p text:style-name="P45"><text:soft-page-break/></text:p>
      <text:p text:style-name="P45"><text:tab/><text:tab/><text:span text:style-name="T30">Pavimentos</text:span></text:p>
      <text:p text:style-name="P47"><text:tab/><text:tab/><text:tab/>Nº de ambientes</text:p>
      <text:p text:style-name="P47"><text:tab/><text:tab/><text:tab/><text:tab/>Campo editável</text:p>
      <text:p text:style-name="P47"/>
      <text:p text:style-name="P47"><text:tab/><text:tab/><text:tab/>Nº de pavimentos</text:p>
      <text:p text:style-name="P47"><text:tab/><text:tab/><text:tab/><text:tab/>Campo editável</text:p>
      <text:p text:style-name="P47"/>
      <text:p text:style-name="P47"><text:tab/><text:tab/><text:tab/><text:span text:style-name="T30">Alcova</text:span></text:p>
      <text:p text:style-name="P47"><text:tab/><text:tab/><text:tab/><text:tab/>Tipo Checkbox<text:tab/>Sim - <text:s/>Não</text:p>
      <text:p text:style-name="P47"/>
      <text:p text:style-name="P47"><text:tab/><text:tab/><text:tab/><text:span text:style-name="T30">Porão</text:span></text:p>
      <text:p text:style-name="P45"><text:tab/><text:tab/><text:tab/><text:tab/><text:span text:style-name="T28">Tipo Checkbox<text:tab/>Sim - <text:s/>Não</text:span></text:p>
      <text:p text:style-name="P47"/>
      <text:p text:style-name="P45"><text:span text:style-name="T28"><text:tab/><text:tab/><text:tab/></text:span><text:span text:style-name="T30">Sótão</text:span></text:p>
      <text:p text:style-name="P47"><text:tab/><text:tab/><text:tab/><text:tab/>Tipo Checkbox<text:tab/>Sim - <text:s/>Não</text:p>
      <text:p text:style-name="P47"/>
      <text:p text:style-name="P47"><text:tab/><text:tab/><text:tab/>Outros</text:p>
      <text:p text:style-name="P47"><text:tab/><text:tab/><text:tab/><text:tab/>Campo editável</text:p>
      <text:p text:style-name="P45"><text:tab/><text:tab/><text:tab/></text:p>
      <text:p text:style-name="P48"><text:tab/>4.1.2 <text:tab/>Bens Naturais</text:p>
      <text:p text:style-name="P48"/>
      <text:p text:style-name="P48"><text:tab/><text:tab/><text:span text:style-name="T30">Relevo</text:span></text:p>
      <text:p text:style-name="P48"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8"><text:tab/><text:tab/><text:tab/>Plano</text:p>
      <text:p text:style-name="P48"/>
      <text:p text:style-name="P48"><text:tab/><text:tab/><text:span text:style-name="T30">Características do Meio Antrópico</text:span></text:p>
      <text:p text:style-name="P48"><text:tab/><text:tab/><text:tab/><text:span text:style-name="T28">Campo editável</text:span></text:p>
      <text:p text:style-name="P49"/>
      <text:p text:style-name="P48"><text:tab/><text:tab/><text:span text:style-name="T30">Características Ambientais</text:span></text:p>
      <text:p text:style-name="P48"><text:tab/><text:tab/><text:tab/><text:span text:style-name="T28">Campo editável</text:span></text:p>
      <text:p text:style-name="P49"/>
      <text:p text:style-name="P49"/>
      <text:p text:style-name="P49"><text:tab/>4.1.3<text:tab/>Bens Arqueológicos</text:p>
      <text:p text:style-name="P49"/>
      <text:p text:style-name="P48"><text:span text:style-name="T28"><text:tab/><text:tab/></text:span><text:span text:style-name="T30">Condição Topográfica</text:span></text:p>
      <text:p text:style-name="P49"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9"><text:tab/><text:tab/><text:tab/>Plano</text:p>
      <text:p text:style-name="P45"/>
      <text:p text:style-name="P45"><text:tab/><text:tab/><text:span text:style-name="T30">Sítio da Paisagem</text:span></text:p>
      <text:p text:style-name="P45"><text:tab/><text:tab/><text:tab/><text:span text:style-name="T28">Campo editável</text:span></text:p>
      <text:p text:style-name="P47"/>
      <text:p text:style-name="P45"><text:tab/><text:tab/><text:span text:style-name="T30">Água Próxima</text:span></text:p>
      <text:p text:style-name="P47"><text:tab/><text:tab/><text:tab/>Campo editável</text:p>
      <text:p text:style-name="P45"/>
      <text:p text:style-name="P45"><text:tab/><text:tab/><text:span text:style-name="T30">Possui Vegetaçao</text:span></text:p>
      <text:p text:style-name="P47"><text:soft-page-break/><text:tab/><text:tab/><text:tab/>Campo editável</text:p>
      <text:p text:style-name="P45"/>
      <text:p text:style-name="P45"><text:tab/><text:tab/><text:span text:style-name="T30">Exposição</text:span></text:p>
      <text:p text:style-name="P45"><text:tab/><text:tab/>Lista em ordem alfabética com as opções abaixo</text:p>
      <text:p text:style-name="P48"><text:tab/><text:tab/><text:tab/>Céu Aberto</text:p>
      <text:p text:style-name="P48"><text:tab/><text:tab/><text:tab/>Abrigada</text:p>
      <text:p text:style-name="P48"><text:tab/><text:tab/><text:tab/>Submersa</text:p>
      <text:p text:style-name="P45"><text:tab/><text:tab/><text:tab/>Soterrada</text:p>
      <text:p text:style-name="P45"/>
      <text:p text:style-name="P45"><text:tab/><text:tab/><text:span text:style-name="T30">Uso Atual</text:span></text:p>
      <text:p text:style-name="P45"><text:tab/><text:tab/><text:tab/><text:span text:style-name="T28">Campo editável</text:span></text:p>
      <text:p text:style-name="P47"/>
      <text:p text:style-name="P45"><text:tab/><text:tab/><text:span text:style-name="T30">Outros</text:span></text:p>
      <text:p text:style-name="P45"><text:tab/><text:tab/><text:tab/><text:span text:style-name="T28">Campo editável</text:span></text:p>
      <text:p text:style-name="P47"/>
      <text:p text:style-name="P45"><text:span text:style-name="T28"><text:tab/><text:tab/></text:span><text:span text:style-name="T30">Notas</text:span></text:p>
      <text:p text:style-name="P47"><text:tab/><text:tab/><text:tab/>Campo editável</text:p>
      <text:p text:style-name="P47"/>
      <text:p text:style-name="P49"><text:s text:c="4"/></text:p>
      <text:p text:style-name="P45"><text:s text:c="5"/>4.2 <text:s text:c="2"/>Dimensões e Quantificações</text:p>
      <text:p text:style-name="P45"><text:tab/>Campo editável</text:p>
      <text:p text:style-name="P45"/>
      <text:list xml:id="list6523040461" text:style-name="L7">
        <text:list-item>
          <text:list>
            <text:list-item>
              <text:list>
                <text:list-header>
                  <text:p text:style-name="P71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71"><text:span text:style-name="T7"><text:s/><text:tab/>T</text:span><text:span text:style-name="T15">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45"><text:tab/><text:tab/></text:p>
      <text:p text:style-name="P45"><text:tab/><text:tab/>Área Total</text:p>
      <text:p text:style-name="P45"><text:tab/><text:tab/>Altura fachada frontal</text:p>
      <text:p text:style-name="P45"><text:tab/><text:tab/>Altura fachada posterior</text:p>
      <text:p text:style-name="P45"><text:tab/><text:tab/>Largura</text:p>
      <text:p text:style-name="P45"><text:tab/><text:tab/>Profundidade</text:p>
      <text:p text:style-name="P45"><text:tab/><text:tab/>Altura da Cumeeira</text:p>
      <text:p text:style-name="P45"><text:tab/><text:tab/>Altura Total</text:p>
      <text:p text:style-name="P45"><text:tab/><text:tab/>Pé direito térreo</text:p>
      <text:p text:style-name="P45"><text:tab/><text:tab/>Pé direito tipo</text:p>
      <text:p text:style-name="P45"/>
      <text:p text:style-name="P45"><text:tab/><text:span text:style-name="T31"> 4.2.2 Medidas Gerais do Bem Arqueológico</text:span></text:p>
      <text:p text:style-name="P45"><text:span text:style-name="T31"><text:tab/><text:tab/>T</text:span><text:span text:style-name="T24">ipo campo editável, abrindo opção para escrita somente se selecionado.</text:span></text:p>
      <text:p text:style-name="P46"><text:tab/><text:tab/></text:p>
      <text:p text:style-name="P46"><text:tab/><text:tab/>Área Total</text:p>
      <text:p text:style-name="P46"><text:tab/><text:tab/>Comprimento</text:p>
      <text:p text:style-name="P46"><text:tab/><text:tab/>Altura</text:p>
      <text:p text:style-name="P46"><text:tab/><text:tab/>Largura</text:p>
      <text:p text:style-name="P46"><text:tab/><text:tab/>Profundidade</text:p>
      <text:p text:style-name="P46"/>
      <text:p text:style-name="P46"><text:s text:c="4"/><text:tab/> <text:s/>4.3 <text:s/>Conteúdo</text:p>
      <text:p text:style-name="P46"><text:tab/><text:tab/>Campo editável</text:p>
      <text:p text:style-name="P46"/>
      <text:p text:style-name="P46"><text:s text:c="6"/><text:tab/> <text:s/>4.4 Meio de Acesso</text:p>
      <text:p text:style-name="P46"><text:tab/><text:tab/>Campo editável</text:p>
      <text:p text:style-name="P45"><text:tab/></text:p>
      <text:p text:style-name="P45"/>
      <text:p text:style-name="P49"><text:s/><text:tab/>5. AudioVisual</text:p>
      <text:p text:style-name="P49"><text:soft-page-break/></text:p>
      <text:p text:style-name="P49"><text:tab/>Campo para buscar uma imagem ou um vídeo para fazer upload</text:p>
      <text:p text:style-name="P51"><text:tab/>Deve ter opção ''Adicionar nova imagem/vídeo'', no caso em que se queira adicionar mais de uma <text:tab/>imagem.</text:p>
      <text:p text:style-name="P51"/>
      <text:p text:style-name="P51"/>
      <text:p text:style-name="P51">Título</text:p>
      <text:p text:style-name="P51"><text:tab/><text:tab/>Campo editável</text:p>
      <text:p text:style-name="P51"/>
      <text:p text:style-name="P51"/>
      <text:p text:style-name="P51">Descrição</text:p>
      <text:p text:style-name="P50"><text:span text:style-name="T28"><text:tab/><text:tab/>Campo editável</text:span> <text:s text:c="2"/></text:p>
      <text:p text:style-name="P43"/>
      <text:p text:style-name="P43"/>
      <text:list xml:id="list2024110533" text:style-name="L8">
        <text:list-item>
          <text:list>
            <text:list-header>
              <text:p text:style-name="P72">6. Diagnóstico e Intervenção</text:p>
            </text:list-header>
          </text:list>
        </text:list-item>
      </text:list>
      <text:p text:style-name="P52"/>
      <text:p text:style-name="P52"><text:tab/><text:tab/>6.1 Estado de Conservação e Preservação</text:p>
      <text:p text:style-name="P52"><text:tab/><text:tab/><text:tab/><text:tab/>Campo Editável</text:p>
      <text:p text:style-name="P52"><text:tab/><text:tab/></text:p>
      <text:p text:style-name="P52"><text:tab/><text:tab/><text:tab/><text:span text:style-name="T30">Estado de Preservação</text:span></text:p>
      <text:p text:style-name="P52"><text:tab/><text:tab/><text:tab/><text:tab/><text:span text:style-name="T28">Lista em ordem alfabética com as opções abaixo</text:span></text:p>
      <text:p text:style-name="P52"><text:tab/><text:tab/><text:tab/><text:tab/>íntegro</text:p>
      <text:p text:style-name="P52"><text:tab/><text:tab/><text:tab/><text:tab/>pouco alterado</text:p>
      <text:p text:style-name="P52"><text:tab/><text:tab/><text:tab/><text:tab/>muito alterado</text:p>
      <text:p text:style-name="P52"><text:tab/><text:tab/><text:tab/><text:tab/>descaracterizado</text:p>
      <text:p text:style-name="P52"/>
      <text:p text:style-name="P52"><text:tab/><text:tab/><text:tab/><text:span text:style-name="T30">Estado de Conservação</text:span></text:p>
      <text:p text:style-name="P52"><text:tab/><text:tab/><text:tab/><text:tab/><text:span text:style-name="T28">Lista em ordem alfabética com as opções abaixo</text:span></text:p>
      <text:p text:style-name="P52"><text:tab/><text:tab/><text:tab/><text:tab/>bom</text:p>
      <text:p text:style-name="P52"><text:tab/><text:tab/><text:tab/><text:tab/>precário</text:p>
      <text:p text:style-name="P52"><text:tab/><text:tab/><text:tab/><text:tab/>em arruinamento</text:p>
      <text:p text:style-name="P52"><text:tab/><text:tab/><text:tab/><text:tab/>arruinado</text:p>
      <text:p text:style-name="P52"/>
      <text:p text:style-name="P52"><text:tab/><text:tab/>6.2 Notas Estado de Conservação</text:p>
      <text:p text:style-name="P52"><text:tab/><text:tab/><text:tab/><text:tab/>Campo editável</text:p>
      <text:p text:style-name="P52"/>
      <text:p text:style-name="P52"><text:tab/><text:tab/>6.3 Intervenção no bem</text:p>
      <text:p text:style-name="P52"><text:tab/><text:tab/><text:tab/>Tipo checkbox<text:tab/>Sim – Não</text:p>
      <text:p text:style-name="P52"><text:tab/><text:tab/><text:tab/>Somente se o usuário escolher sim, os campos abaixo devem ser liberados para edição</text:p>
      <text:p text:style-name="P7"/>
      <text:p text:style-name="P7"><text:tab/><text:tab/><text:tab/><text:tab/></text:p>
      <text:list xml:id="list373622995" text:style-name="L9">
        <text:list-item>
          <text:list>
            <text:list-header>
              <text:p text:style-name="P73"><text:s text:c="5"/><text:tab/>Data da intervenção</text:p>
              <text:list>
                <text:list-item>
                  <text:list>
                    <text:list-header>
                      <text:p text:style-name="P73"><text:s/><text:tab/><text:tab/>Campo editável</text:p>
                      <text:p text:style-name="P73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3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73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4"/>
      <text:p text:style-name="P44"><text:tab/>Descrição</text:p>
      <text:p text:style-name="P44"><text:tab/><text:tab/>Campo editável</text:p>
      <text:p text:style-name="P44"><text:tab/></text:p>
      <text:p text:style-name="P44"><text:tab/>Opção para adicionar outra intervenção, caso haja mais de uma.</text:p>
      <text:p text:style-name="P44"/>
      <text:p text:style-name="P53"><text:soft-page-break/>7. Condições de disponibilidade, uso e proteção</text:p>
      <text:p text:style-name="P7"/>
      <text:list xml:id="list608583985" text:style-name="L10">
        <text:list-item>
          <text:list>
            <text:list-header>
              <text:p text:style-name="P76">Disponibilidade:</text:p>
              <text:list>
                <text:list-header>
                  <text:p text:style-name="P60">Lista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19"><text:tab/><text:tab/></text:span><text:span text:style-name="T22">Acervo (Estante, Reserva Técnica, etc); </text:span></text:p>
      <text:p text:style-name="P5"><text:span text:style-name="T19"><text:tab/><text:tab/></text:span><text:span text:style-name="T20">Evento (Exposição, Feira, etc); </text:span></text:p>
      <text:p text:style-name="P5"><text:span text:style-name="T19"><text:tab/><text:tab/></text:span><text:span text:style-name="T20">Exposição Permanente </text:span></text:p>
      <text:p text:style-name="P5"><text:span text:style-name="T19"><text:tab/><text:tab/></text:span><text:span text:style-name="T20">Empréstimo </text:span></text:p>
      <text:p text:style-name="P5"><text:span text:style-name="T19"><text:tab/><text:tab/></text:span><text:span text:style-name="T20">Restauro (Encadernação, Pequenos Consertos, etc). </text:span></text:p>
      <text:p text:style-name="P5"><text:span text:style-name="T19"><text:tab/><text:tab/></text:span><text:span text:style-name="T20">Baixa do Patrimônio </text:span></text:p>
      <text:p text:style-name="P5"><text:tab/></text:p>
      <text:p text:style-name="P5"><text:tab/> Se opção no campo Disponibilidade for ''Acervo'', liberar essa opção para preenchimento</text:p>
      <text:p text:style-name="P5"><text:span text:style-name="T20"><text:tab/></text:span><text:span text:style-name="T21">Condições de Acesso: </text:span></text:p>
      <text:p text:style-name="P5"><text:tab/>Tipo Checkbox<text:tab/></text:p>
      <text:p text:style-name="P5"><text:span text:style-name="T19"><text:tab/><text:tab/></text:span><text:span text:style-name="T20">Livre 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/>
      <text:p text:style-name="P5">Se opção no campo Disponibilidade for diferente de “Acervo” e “Baixa do Patrimônio”, liberar essa opção para preenchimento</text:p>
      <text:p text:style-name="P5">Data de Retorno: </text:p>
      <text:p text:style-name="P5"><text:tab/>Campo editável</text:p>
      <text:p text:style-name="P5"><text:tab/></text:p>
      <text:p text:style-name="P5"><text:span text:style-name="T20"><text:tab/></text:span><text:span text:style-name="T21">Condições de Reprodução: </text:span></text:p>
      <text:p text:style-name="P5"><text:tab/>Tipo Checkbox<text:tab/>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><text:tab/></text:p>
      <text:p text:style-name="P5"><text:tab/>Notas sobre Uso e Aproveitamento</text:p>
      <text:p text:style-name="P5"><text:tab/><text:tab/>Campo editável</text:p>
      <text:p text:style-name="P5"/>
      <text:p text:style-name="P5"><text:span text:style-name="T20"><text:tab/></text:span><text:span text:style-name="T21">Proteção: </text:span></text:p>
      <text:p text:style-name="P5"><text:tab/>Tipo Checkbox<text:tab/></text:p>
      <text:p text:style-name="P5"><text:tab/><text:tab/>Sim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Em Processo</text:span></text:p>
      <text:p text:style-name="P5"/>
      <text:p text:style-name="P5"><text:tab/><text:tab/>Caso a opção seja ''Não'', não mostrar os campos abaixo</text:p>
      <text:p text:style-name="P5"><text:span text:style-name="T20"><text:tab/><text:tab/></text:span><text:span text:style-name="T21">Instituição:</text:span></text:p>
      <text:p text:style-name="P5"><text:tab/><text:tab/><text:tab/>Campo Editável</text:p>
      <text:p text:style-name="P5"><text:tab/></text:p>
      <text:p text:style-name="P5"><text:span text:style-name="T20"><text:tab/><text:tab/></text:span><text:span text:style-name="T21">Legislação/Número do Processo:</text:span></text:p>
      <text:p text:style-name="P24"><text:tab/><text:tab/><text:tab/><text:span text:style-name="T5">Campo Editável</text:span></text:p>
      <text:p text:style-name="Standard"/>
      <text:list xml:id="list1941858369" text:continue-numbering="true" text:style-name="L10">
        <text:list-item>
          <text:list>
            <text:list-header>
              <text:p text:style-name="P74"/>
            </text:list-header>
          </text:list>
        </text:list-item>
      </text:list>
      <text:list xml:id="list1139100485" text:continue-list="list995109661" text:style-name="L4">
        <text:list-header>
          <text:p text:style-name="P65">8. Histórico e Procedência</text:p>
        </text:list-header>
      </text:list>
      <text:p text:style-name="P7"/>
      <text:list xml:id="list755778548" text:style-name="L11">
        <text:list-header>
          <text:p text:style-name="P61">Tipo de Aquisição:</text:p>
          <text:p text:style-name="P62">Lista em ordem alfabética com as opções abaixo</text:p>
          <text:list>
            <text:list-header>
              <text:p text:style-name="P62">Compra</text:p>
            </text:list-header>
          </text:list>
        </text:list-header>
      </text:list>
      <text:p text:style-name="Standard"><text:tab/><text:tab/><text:span text:style-name="T5">Permuta</text:span></text:p>
      <text:p text:style-name="Standard"><text:tab/><text:tab/><text:span text:style-name="T5">Doação Institucional</text:span></text:p>
      <text:p text:style-name="P5"><text:tab/><text:tab/>Doação Pessoal</text:p>
      <text:p text:style-name="P5"><text:soft-page-break/><text:tab/><text:tab/>Comodato</text:p>
      <text:p text:style-name="P36"/>
      <text:p text:style-name="P36"/>
      <text:list xml:id="list1166122620" text:continue-numbering="true" text:style-name="L11">
        <text:list-header>
          <text:p text:style-name="P77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8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9"/>
      <text:list xml:id="list397972591" text:continue-numbering="true" text:style-name="L11">
        <text:list-header>
          <text:p text:style-name="P77">Dados do Documento de Aquisição:</text:p>
        </text:list-header>
      </text:list>
      <text:p text:style-name="P39"><text:tab/>Campo editável</text:p>
      <text:p text:style-name="P39"/>
      <text:p text:style-name="P38">Primeiro Proprietário</text:p>
      <text:p text:style-name="P39"><text:tab/>Campo editável</text:p>
      <text:p text:style-name="P39"/>
      <text:p text:style-name="P38">Histórico</text:p>
      <text:p text:style-name="P39"><text:tab/>Campo editável</text:p>
      <text:p text:style-name="P39"/>
      <text:p text:style-name="P38">Instrimentos de Pesquisa</text:p>
      <text:p text:style-name="P39"><text:tab/>Campo editável</text:p>
      <text:p text:style-name="P37"/>
      <text:list xml:id="list1424848576" text:continue-list="list1139100485" text:style-name="L4">
        <text:list-item>
          <text:list>
            <text:list-header>
              <text:p text:style-name="P65"/>
            </text:list-header>
          </text:list>
          <text:p text:style-name="P65">9. Assuntos e Descritores</text:p>
          <text:p text:style-name="P65"/>
          <text:list text:continue-numbering="true">
            <text:list-header>
              <text:p text:style-name="P65">9.1<text:tab/>Descritor</text:p>
              <text:list>
                <text:list-header>
                  <text:p text:style-name="P65">Campo editável com a seguinte Descrição antes de ser preenchido</text:p>
                  <text:p text:style-name="P64"><text:span text:style-name="T26"><text:s/></text:span><text:span text:style-name="T29">Descrição: '' T</text:span><text:span text:style-name="T26">ermos controlados, retirados de um vocabulário pré-definido, que traduzem o conteúdo temático do bem patrimonial. Limite de 5 palavras chave''</text:span></text:p>
                  <text:p text:style-name="P65"/>
                  <text:p text:style-name="P65">Limitar até cinco palavra chave para cada bem patrimonial.</text:p>
                  <text:p text:style-name="P65"/>
                </text:list-header>
              </text:list>
              <text:p text:style-name="P65">9.2<text:tab/>Assunto</text:p>
              <text:list text:continue-numbering="true">
                <text:list-header>
                  <text:p text:style-name="P65">Campo editável com a seguinte Descrição antes de ser preenchido</text:p>
                  <text:p text:style-name="P65"><text:span text:style-name="T28">Descrição:</text:span> palavras-chave que traduzem o conteúdo temático do bem patrimonial </text:p>
                </text:list-header>
              </text:list>
              <text:p text:style-name="P65"/>
            </text:list-header>
          </text:list>
        </text:list-item>
      </text:list>
      <text:p text:style-name="P19"/>
      <text:list xml:id="list41468835" text:continue-numbering="true" text:style-name="L4">
        <text:list-header>
          <text:p text:style-name="P65">10. Fonte de Informação</text:p>
        </text:list-header>
      </text:list>
      <text:p text:style-name="P7"/>
      <text:p text:style-name="P7"><text:tab/><text:tab/>Campo editável com opção de abrir novos campos para mais de uma fonte.</text:p>
      <text:list xml:id="list985371918" text:style-name="L12">
        <text:list-item>
          <text:list>
            <text:list-header>
              <text:p text:style-name="P75"/>
            </text:list-header>
          </text:list>
        </text:list-item>
      </text:list>
      <text:list xml:id="list1696477919" text:continue-list="list41468835" text:style-name="L4">
        <text:list-header>
          <text:p text:style-name="P65">11. Responsável pela Pesquisa</text:p>
        </text:list-header>
      </text:list>
      <text:p text:style-name="P7"/>
      <text:p text:style-name="P7"><text:tab/>Os Campos Abaixo são do tipo editáveis, com opção de adiconar mais de um responsável pela <text:tab/>pesquisa</text:p>
      <text:p text:style-name="P36"/>
      <text:list xml:id="list680593065" text:style-name="L13">
        <text:list-item>
          <text:list>
            <text:list-header>
              <text:p text:style-name="P79">12.1<text:tab/>Nome</text:p>
              <text:p text:style-name="P79">12.2<text:tab/>Data</text:p>
              <text:p text:style-name="P79">12.3<text:tab/>Notas do Pesquisador</text:p>
            </text:list-header>
          </text:list>
        </text:list-item>
      </text:list>
      <text:p text:style-name="P36"/>
      <text:p text:style-name="P31"><text:tab/></text:p>
      <text:p text:style-name="P7"/>
      <text:p text:style-name="P7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9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8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0</text:page-number></text:span></text:span><text:span text:style-name="Page_20_Number"><text:span text:style-name="MT1"> de </text:span></text:span><text:span text:style-name="Page_20_Number"><text:span text:style-name="MT2"><text:page-count style:num-format="1">10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110</meta:editing-cycles>
    <meta:editing-duration>PT8H59M5S</meta:editing-duration>
    <meta:generator>LibreOffice/3.5$Linux_X86_64 LibreOffice_project/350m1$Build-2</meta:generator>
    <dc:date>2013-04-03T13:14:51</dc:date>
    <dc:creator>Thais </dc:creator>
    <meta:document-statistic meta:table-count="2" meta:image-count="1" meta:object-count="0" meta:page-count="10" meta:paragraph-count="359" meta:word-count="1880" meta:character-count="12382" meta:non-whitespace-character-count="10244"/>
  </office:meta>
</office:document-meta>
</file>